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eilingFunction.nb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ilingFunction.eval( Property [ ] args , PropertyInfo p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